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font-style="italic" officeooo:rsid="001210b2" officeooo:paragraph-rsid="013ee4a3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13ee4a3" officeooo:paragraph-rsid="013ee4a3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227d3e" officeooo:paragraph-rsid="00227d3e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13ee4a3" officeooo:paragraph-rsid="013ee4a3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normal" officeooo:rsid="013ee4a3" officeooo:paragraph-rsid="013ee4a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5c2d91" style:font-name="arial" fo:font-size="12pt" fo:font-style="normal" fo:font-weight="normal" officeooo:rsid="00f090e3" officeooo:paragraph-rsid="00f08a0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paragraph-rsid="0013cc39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657ee" officeooo:paragraph-rsid="01476bb7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76bb7" officeooo:paragraph-rsid="01476bb7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style="normal" fo:font-weight="normal" officeooo:rsid="00f08a03" officeooo:paragraph-rsid="0141a52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officeooo:paragraph-rsid="0013cc39"/>
    </style:style>
    <style:style style:name="P16" style:family="paragraph" style:parent-style-name="Standard" style:list-style-name="L1">
      <style:paragraph-properties fo:margin-top="0cm" fo:margin-bottom="0.3cm" loext:contextual-spacing="false" fo:text-align="justify" style:justify-single-word="false"/>
      <style:text-properties style:font-name="arial" fo:font-size="12pt" fo:font-weight="normal" officeooo:paragraph-rsid="0141a52f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.3cm" loext:contextual-spacing="false" fo:text-align="justify" style:justify-single-word="false"/>
      <style:text-properties style:font-name="arial" fo:font-size="12pt" fo:font-weight="normal" officeooo:rsid="0141a52f" officeooo:paragraph-rsid="0141a52f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.3cm" loext:contextual-spacing="false" fo:text-align="justify" style:justify-single-word="false"/>
      <style:text-properties officeooo:paragraph-rsid="0141a52f"/>
    </style:style>
    <style:style style:name="P19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officeooo:paragraph-rsid="0141a52f"/>
    </style:style>
    <style:style style:name="P20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officeooo:rsid="0141a52f" officeooo:paragraph-rsid="0141a52f" style:font-size-asian="14pt" style:font-weight-asian="bold" style:font-size-complex="14pt" style:font-weight-complex="bold"/>
    </style:style>
    <style:style style:name="P21" style:family="paragraph" style:parent-style-name="Standard" style:list-style-name="L1" style:master-page-name="">
      <style:paragraph-properties fo:line-height="115%" fo:text-align="justify" style:justify-single-word="false" style:page-number="auto"/>
      <style:text-properties style:font-name="arial" fo:font-size="14pt" fo:font-weight="bold" officeooo:rsid="0142772e" officeooo:paragraph-rsid="0142772e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weight="normal" officeooo:rsid="010f8fd6" officeooo:paragraph-rsid="0141a52f" fo:background-color="#fff200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weight="normal" officeooo:rsid="01476bb7" officeooo:paragraph-rsid="01476bb7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weight="normal" officeooo:rsid="014657ee" officeooo:paragraph-rsid="01476bb7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weight="normal" officeooo:rsid="014657ee" officeooo:paragraph-rsid="014b0ad7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5c2d91" style:font-name="arial" fo:font-size="12pt" fo:font-weight="bold" officeooo:rsid="014657ee" officeooo:paragraph-rsid="01476bb7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8a001" officeooo:paragraph-rsid="0148a001" fo:background-color="#fff200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b0ad7" officeooo:paragraph-rsid="014b0ad7" fo:background-color="#fff200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42a68" officeooo:paragraph-rsid="01442a6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a257a" officeooo:paragraph-rsid="014a257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b0ad7" officeooo:paragraph-rsid="014b0ad7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arial" fo:font-size="12pt" fo:font-weight="normal" officeooo:rsid="014657ee" officeooo:paragraph-rsid="014b0ad7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arial" fo:font-size="12pt" fo:font-weight="normal" officeooo:rsid="01442a68" officeooo:paragraph-rsid="01442a68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1" style:master-page-name="">
      <loext:graphic-properties draw:fill="none"/>
      <style:paragraph-properties fo:margin-left="1.3cm" fo:margin-right="0cm" fo:line-height="115%" fo:text-align="justify" style:justify-single-word="false" fo:text-indent="-0.9cm" style:auto-text-indent="false" style:page-number="auto" fo:background-color="transparent">
        <style:tab-stops/>
      </style:paragraph-properties>
      <style:text-properties style:font-name="arial" fo:font-size="14pt" fo:font-weight="bold" officeooo:rsid="0142772e" officeooo:paragraph-rsid="0142772e" style:font-size-asian="14pt" style:font-weight-asian="bold" style:font-size-complex="14pt" style:font-weight-complex="bold"/>
    </style:style>
    <style:style style:name="P35" style:family="paragraph" style:parent-style-name="Header">
      <style:paragraph-properties fo:text-align="end" style:justify-single-word="false"/>
      <style:text-properties style:font-name="arial" fo:font-size="10pt" fo:font-style="italic" officeooo:rsid="001d45ca" officeooo:paragraph-rsid="013ee4a3" style:font-size-asian="10pt" style:font-style-asian="italic" style:font-size-complex="10pt" style:font-style-complex="italic"/>
    </style:style>
    <style:style style:name="T1" style:family="text">
      <style:text-properties officeooo:rsid="0101740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5c2d91"/>
    </style:style>
    <style:style style:name="T4" style:family="text">
      <style:text-properties fo:color="#5c2d91" fo:font-weight="normal" style:font-weight-asian="normal" style:font-weight-complex="normal"/>
    </style:style>
    <style:style style:name="T5" style:family="text">
      <style:text-properties fo:color="#5c2d91" officeooo:rsid="010f8fd6"/>
    </style:style>
    <style:style style:name="T6" style:family="text">
      <style:text-properties fo:color="#5c2d91" officeooo:rsid="0145ed7f"/>
    </style:style>
    <style:style style:name="T7" style:family="text">
      <style:text-properties fo:color="#5c2d91" fo:font-style="italic"/>
    </style:style>
    <style:style style:name="T8" style:family="text">
      <style:text-properties fo:color="#5c2d91" fo:font-style="italic" style:font-style-asian="italic" style:font-style-complex="italic"/>
    </style:style>
    <style:style style:name="T9" style:family="text">
      <style:text-properties fo:color="#5c2d91" fo:font-weight="bold" style:font-weight-asian="bold" style:font-weight-complex="bold"/>
    </style:style>
    <style:style style:name="T10" style:family="text">
      <style:text-properties fo:color="#5c2d91" officeooo:rsid="01476bb7"/>
    </style:style>
    <style:style style:name="T11" style:family="text">
      <style:text-properties fo:color="#5c2d91" officeooo:rsid="014a257a"/>
    </style:style>
    <style:style style:name="T12" style:family="text">
      <style:text-properties fo:color="#5c2d91" officeooo:rsid="014b0ad7"/>
    </style:style>
    <style:style style:name="T13" style:family="text">
      <style:text-properties officeooo:rsid="013ee4a3"/>
    </style:style>
    <style:style style:name="T14" style:family="text">
      <style:text-properties officeooo:rsid="013ef780"/>
    </style:style>
    <style:style style:name="T1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arial" fo:font-size="14pt" fo:font-weight="bold" officeooo:rsid="0141a52f" style:font-size-asian="14pt" style:font-weight-asian="bold" style:font-size-complex="14pt" style:font-weight-complex="bold"/>
    </style:style>
    <style:style style:name="T17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142772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officeooo:rsid="0148a0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pologia i cicle de vida de les dades</text:p>
      <text:p text:style-name="P3"><text:span text:style-name="T13">Pràctica 1</text:span>: <text:span text:style-name="T13">Web scraping</text:span></text:p>
      <text:p text:style-name="P4">Memòria</text:p>
      <text:p text:style-name="P3"/>
      <text:p text:style-name="P6">Nota: <text:span text:style-name="T2">Les respostes a les diferents preguntes estan escrites amb </text:span><text:span text:style-name="T4">blau</text:span><text:span text:style-name="T2"> per tal de ser fàcilment identificables</text:span></text:p>
      <text:p text:style-name="P9"/>
      <text:p text:style-name="P7">Components de l’equip <text:span text:style-name="T14">(usuaris GitHub)</text:span>:<text:tab/><text:span text:style-name="T2">Andrés Laverde Marín (</text:span><text:a xlink:type="simple" xlink:href="https://github.com/alaverma" text:style-name="Internet_20_link" text:visited-style-name="Visited_20_Internet_20_Link"><text:span text:style-name="T2">alaverma</text:span></text:a><text:span text:style-name="T2">)</text:span></text:p>
      <text:p text:style-name="P8"><text:tab/><text:tab/><text:tab/><text:tab/><text:tab/><text:tab/><text:tab/>Josep Mª Espasa Verdés (<text:a xlink:type="simple" xlink:href="https://github.com/Ilergeta" text:style-name="Internet_20_link" text:visited-style-name="Visited_20_Internet_20_Link">ilergeta</text:a>)</text:p>
      <text:p text:style-name="P7">Enllaç GitHub: <text:a xlink:type="simple" xlink:href="https://github.com/alaverma/web-scraping-uoc" text:style-name="Internet_20_link" text:visited-style-name="Visited_20_Internet_20_Link"><text:span text:style-name="T2">https://github.com/alaverma/web-scraping-uoc</text:span></text:a></text:p>
      <text:p text:style-name="P5"/>
      <text:list xml:id="list1588858078" text:style-name="L1">
        <text:list-item>
          <text:p text:style-name="P15"><text:span text:style-name="T16">Context</text:span><text:span text:style-name="T15"> </text:span></text:p>
          <text:p text:style-name="P17">Explicar en quin context s'ha recol·lectat la informació. Explicar per què el lloc web triat proporciona aquesta informació.</text:p>
        </text:list-item>
      </text:list>
      <text:p text:style-name="P33"><text:span text:style-name="T5">L’</text:span><text:span text:style-name="T3">objectiu d’aquesta pràctica ha estat </text:span><text:span text:style-name="T6">recol·lectar</text:span><text:span text:style-name="T3"> informació de la cotització borsària </text:span><text:span text:style-name="T6">històrica</text:span><text:span text:style-name="T3"> de les empreses que cotitzen a la Bo</text:span><text:span text:style-name="T6">r</text:span><text:span text:style-name="T3">sa de </text:span><text:span text:style-name="T6">Madrid, principal mercat de valors d’Espanya, </text:span><text:span text:style-name="T11">integrada en la Sociedad de Bolsas y Mercados Españoles (BME).</text:span></text:p>
      <text:p text:style-name="P29"><text:span text:style-name="T6"/></text:p>
      <text:p text:style-name="P30"><text:span text:style-name="T6">E</text:span><text:span text:style-name="T3">l lloc web </text:span><text:a xlink:type="simple" xlink:href="http://www.bolsamadrid.es/" text:style-name="Internet_20_link" text:visited-style-name="Visited_20_Internet_20_Link">www.bolsamadrid.es</text:a><text:span text:style-name="T3"> proporciona aquesta informació, ja que és el lloc web de la societat rectora de la borsa de valors de Madrid, propietària de d’aquestes dades.</text:span></text:p>
      <text:p text:style-name="P11"/>
      <text:list xml:id="list142309241744109" text:continue-numbering="true" text:style-name="L1">
        <text:list-item>
          <text:p text:style-name="P19"><text:span text:style-name="T16">Títol del dataset</text:span><text:span text:style-name="T15"> </text:span></text:p>
          <text:p text:style-name="P16">Definir un títol pel dataset. Triar un títol que sigui descriptiu.</text:p>
        </text:list-item>
      </text:list>
      <text:p text:style-name="P31"><text:span text:style-name="T3">Les dades recol·lectades es recullen en un dataset emmagatzemat en un fitxer de format CSV amb el nom corresponent al </text:span><text:span text:style-name="T8">ticker</text:span><text:span text:style-name="T3"> de l’empresa cotitzada de la que s’està obtenint les dades històriques de cotització. Recordar que el </text:span><text:span text:style-name="T8">ticker</text:span><text:span text:style-name="T3"> no deixa de ser un identificador de les empreses que cotitzen en un mercat borsari i que es correspon a una abreviació que pot contenir lletres i/o nombres.</text:span></text:p>
      <text:p text:style-name="P31"><text:span text:style-name="T3"/></text:p>
      <text:p text:style-name="P28"><text:span text:style-name="T3">Vàries empreses / fitxers??</text:span></text:p>
      <text:p text:style-name="P22"/>
      <text:list xml:id="list142310009622771" text:continue-numbering="true" text:style-name="L1">
        <text:list-item>
          <text:p text:style-name="P20">Descripció del dataset</text:p>
          <text:p text:style-name="P16">Desenvolupar una descripció breu del conjunt de dades que s'ha extret (és necessari que aquesta descripció tingui sentit amb el títol triat).</text:p>
        </text:list-item>
      </text:list>
      <text:p text:style-name="P27"><text:span text:style-name="T5">TODO</text:span></text:p>
      <text:p text:style-name="P22"/>
      <text:list xml:id="list142309656891414" text:continue-numbering="true" text:style-name="L1">
        <text:list-item>
          <text:p text:style-name="P20">Representació gràfica</text:p>
          <text:p text:style-name="P16">Presentar una imatge o esquema que identifiqui el dataset visualment</text:p>
        </text:list-item>
      </text:list>
      <text:p text:style-name="P27"><text:span text:style-name="T5">TODO</text:span></text:p>
      <text:p text:style-name="P22"/>
      <text:list xml:id="list142309354355329" text:continue-numbering="true" text:style-name="L1">
        <text:list-item>
          <text:p text:style-name="P21"><text:soft-page-break/>Contingut</text:p>
          <text:p text:style-name="P16">Explicar els camps que inclou el dataset, el període de temps de les dades i com s'ha recollit.</text:p>
        </text:list-item>
      </text:list>
      <text:p text:style-name="P27"><text:span text:style-name="T5">TODO</text:span></text:p>
      <text:p text:style-name="P22"/>
      <text:list xml:id="list142309304105062" text:continue-numbering="true" text:style-name="L1">
        <text:list-item>
          <text:p text:style-name="P21">Agraïments</text:p>
          <text:p text:style-name="P16">Presentar el propietari del conjunt de dades. És necessari incloure cites de recerca o anàlisis anteriors (si n'hi ha).</text:p>
        </text:list-item>
      </text:list>
      <text:p text:style-name="P13"><text:span text:style-name="T3">El propietari de les dades és: </text:span><text:span text:style-name="T9">Sociedad Rectora de la Bolsa de Valores de Madrid, S.A. Sociedad Unipersonal</text:span></text:p>
      <text:p text:style-name="P26"/>
      <text:p text:style-name="P23">D’altra banda, per la realització d’<text:span text:style-name="T19">aquesta</text:span> pràctica, ja sigui, <text:span text:style-name="T19">pròpiament,</text:span> aquest document de memòria o el codi font, s’ha consultat la següent bibliografia:</text:p>
      <text:p text:style-name="P26"/>
      <text:p text:style-name="P12"><text:span text:style-name="T9">Col·laboradors de Viquipèdia.</text:span><text:span text:style-name="T3"> 'Borsa de Madrid', </text:span><text:span text:style-name="T7">Viquipèdia, l'Enciclopèdia Lliure.</text:span><text:span text:style-name="T3"> [</text:span><text:span text:style-name="T10">Data de consulta: 10 de novembre de 20</text:span><text:span text:style-name="T12">18</text:span><text:span text:style-name="T3">].</text:span></text:p>
      <text:p text:style-name="P24">&lt;<text:a xlink:type="simple" xlink:href="https://ca.wikipedia.org/wiki/Borsa_de_Madrid" text:style-name="Internet_20_link" text:visited-style-name="Visited_20_Internet_20_Link">https://ca.wikipedia.org/wiki/Borsa_de_Madrid</text:a>&gt;</text:p>
      <text:p text:style-name="P24"/>
      <text:p text:style-name="P32"><text:span text:style-name="T9">Col·laboradors de Viquipèdia.</text:span><text:span text:style-name="T3"> '</text:span><text:span text:style-name="T12">Ticker symbol’</text:span><text:span text:style-name="T3">, </text:span><text:span text:style-name="T7">Viquipèdia, l'Enciclopèdia Lliure.</text:span><text:span text:style-name="T3"> [</text:span><text:span text:style-name="T10">Data de consulta: 10 de novembre de 20</text:span><text:span text:style-name="T12">19</text:span><text:span text:style-name="T3">].</text:span></text:p>
      <text:p text:style-name="P25">&lt;<text:a xlink:type="simple" xlink:href="https://en.wikipedia.org/wiki/Ticker_symbol" text:style-name="Internet_20_link" text:visited-style-name="Visited_20_Internet_20_Link">https://en.wikipedia.org/wiki/Ticker_symbol</text:a>&gt;</text:p>
      <text:p text:style-name="P24"><text:span text:style-name="Strong_20_Emphasis"/></text:p>
      <text:p text:style-name="P24"><text:span text:style-name="Strong_20_Emphasis">Lawson, R.</text:span> (2015). <text:span text:style-name="Emphasis">Web Scraping with Python</text:span> (1a ed.). Birmingham: Packt Publishing Ltd.</text:p>
      <text:p text:style-name="P22"/>
      <text:list xml:id="list142309802275191" text:continue-numbering="true" text:style-name="L1">
        <text:list-item>
          <text:p text:style-name="P21">Inspiració</text:p>
          <text:p text:style-name="P16">Explicar per què és interessant aquest conjunt de dades i quines preguntes es pretenen respondre.</text:p>
        </text:list-item>
      </text:list>
      <text:p text:style-name="P27"><text:span text:style-name="T5">TODO</text:span></text:p>
      <text:p text:style-name="P22"/>
      <text:list xml:id="list142309857013601" text:continue-numbering="true" text:style-name="L1">
        <text:list-item>
          <text:p text:style-name="P21">Llicència</text:p>
          <text:p text:style-name="P18"><text:span text:style-name="T18">Seleccionar una d’aquestes llicències pel dataset resultant i explicar el motiu de la seva selecció</text:span><text:span text:style-name="T17">.</text:span></text:p>
        </text:list-item>
      </text:list>
      <text:p text:style-name="P27"><text:span text:style-name="T5">TODO</text:span></text:p>
      <text:p text:style-name="P22"/>
      <text:list xml:id="list142309210798776" text:continue-numbering="true" text:style-name="L1">
        <text:list-item>
          <text:p text:style-name="P21">Codi</text:p>
          <text:p text:style-name="P16">Adjuntar el codi amb el qual s'ha generat el dataset, preferiblement en Python o, alternativament, en R.</text:p>
        </text:list-item>
      </text:list>
      <text:p text:style-name="P27"><text:span text:style-name="T5">TODO</text:span></text:p>
      <text:p text:style-name="P22"/>
      <text:list xml:id="list142309376590681" text:continue-numbering="true" text:style-name="L1">
        <text:list-item>
          <text:p text:style-name="P34">Dataset</text:p>
          <text:p text:style-name="P16">Presentar el dataset en format CSV.</text:p>
        </text:list-item>
      </text:list>
      <text:p text:style-name="P27"><text:soft-page-break/><text:span text:style-name="T5">TODO</text:span></text:p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font-style="italic" officeooo:rsid="001d45ca" officeooo:paragraph-rsid="013ee4a3" style:font-size-asian="10pt" style:font-style-asian="italic" style:font-size-complex="10pt" style:font-style-complex="italic"/>
    </style:style>
    <style:style style:name="MP2" style:family="paragraph" style:parent-style-name="Header">
      <style:paragraph-properties fo:text-align="end" style:justify-single-word="false"/>
      <style:text-properties style:font-name="arial" fo:font-size="10pt" fo:font-style="italic" officeooo:rsid="001210b2" officeooo:paragraph-rsid="013ee4a3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10174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àctica 1: Web scraping<text:tab/>Memòria<text:tab/>Andrés Laverde Marín</text:p>
        <text:p text:style-name="MP2">Josep Mª Espasa Verdés</text:p>
      </style:header>
      <style:footer>
        <text:p text:style-name="MP3"><text:page-number text:select-page="current">3</text:page-number><text:s/><text:span text:style-name="MT1">de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9:23:22.773695848</meta:creation-date>
    <dc:date>2019-11-10T14:23:03.200418346</dc:date>
    <meta:editing-duration>P1DT4H25M41S</meta:editing-duration>
    <meta:editing-cycles>241</meta:editing-cycles>
    <meta:generator>LibreOffice/6.0.7.3$Linux_X86_64 LibreOffice_project/00m0$Build-3</meta:generator>
    <meta:print-date>2019-04-11T16:49:00.762220668</meta:print-date>
    <meta:document-statistic meta:table-count="0" meta:image-count="0" meta:object-count="0" meta:page-count="3" meta:paragraph-count="48" meta:word-count="469" meta:character-count="3081" meta:non-whitespace-character-count="2661"/>
  </office:meta>
</office:document-meta>
</file>